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number-columns-repeated="2"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0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office:value-type="string" calcext:value-type="string">
            <text:p>https://www.web.com/online-marketing/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grow/marketing/put-online-reviews-to-work-for-your-business.html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office:value-type="string" calcext:value-type="string">
            <text:p>https://www.web.com/blog/grow/marketing/content-marketing-for-small-businesses</text:p>
          </table:table-cell>
          <table:table-cell office:value-type="string" calcext:value-type="string">
            <text:p>https://www.web.com/blog/grow/ecommerce/how-to-create-a-product-landing-page-that-sells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2:35:54.39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23T17:19:32.266000000</dc:date>
    <meta:editing-duration>PT10H14M15S</meta:editing-duration>
    <meta:editing-cycles>28</meta:editing-cycles>
    <meta:generator>LibreOffice/7.2.0.4$Windows_X86_64 LibreOffice_project/9a9c6381e3f7a62afc1329bd359cc48accb6435b</meta:generator>
    <meta:document-statistic meta:table-count="1" meta:cell-count="103" meta:object-count="0"/>
  </office:meta>
</office:document-meta>
</file>